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91">
      <style:graphic-properties draw:fill="none" draw:stroke="dash" draw:stroke-dash="a490" svg:stroke-width="0.04167in" svg:stroke-color="#ffc000" svg:stroke-opacity="100%" draw:stroke-linejoin="round" svg:stroke-linecap="butt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0" draw:style-name="a470" draw:master-page-name="Master1-Layout2-obj-Title-and-Content" presentation:presentation-page-layout-name="Master1-PPL2" draw:id="Slide-265">
        <draw:frame draw:id="id63" draw:style-name="a471" draw:name="Picture 4" svg:x="0.40246in" svg:y="2.90216in" svg:width="12.52842in" svg:height="1.69568in" style:rel-width="scale" style:rel-height="scale">
          <draw:image xlink:href="media/image1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64" draw:style-name="a474" draw:transform="translate(-0.49022in -0.19227in) rotate(-4.71239) translate(9.54619in 2.98253in)" draw:name="Right Brace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5" draw:style-name="a477" draw:name="TextBox 6" svg:x="8.74421in" svg:y="1.9174in" svg:width="1.60396in" svg:height="0.63952in">
          <draw:text-box>
            <text:p text:style-name="a476" text:class-names="" text:cond-style-name=""><text:span text:style-name="a475" text:class-names="">Operador de asignación</text:span></text:p>
          </draw:text-box>
          <svg:title/>
          <svg:desc/>
        </draw:frame>
        <draw:custom-shape svg:width="0.98045in" svg:height="4.30776in" draw:id="id66" draw:style-name="a480" draw:transform="translate(-0.49022in -2.15388in) rotate(-1.5708) translate(7.20003in 4.72239in)" draw:name="Right Brace 6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7" draw:style-name="a483" draw:name="TextBox 8" svg:x="6.28029in" svg:y="5.35725in" svg:width="1.83949in" svg:height="0.63952in">
          <draw:text-box>
            <text:p text:style-name="a482" text:class-names="" text:cond-style-name=""><text:span text:style-name="a481" text:class-names="">Condición a verificar</text:span></text:p>
          </draw:text-box>
          <svg:title/>
          <svg:desc/>
        </draw:frame>
        <draw:custom-shape svg:width="0.98045in" svg:height="2.81538in" draw:id="id68" draw:style-name="a486" draw:transform="translate(-0.49022in -1.40769in) rotate(-1.5708) translate(11.14615in 4.69439in)" draw:name="Right Brace 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9" draw:style-name="a489" draw:name="TextBox 10" svg:x="10.54505in" svg:y="5.37217in" svg:width="1.20221in" svg:height="0.63952in">
          <draw:text-box>
            <text:p text:style-name="a488" text:class-names="" text:cond-style-name=""><text:span text:style-name="a487" text:class-names="">Nuevo valor</text:span></text:p>
          </draw:text-box>
          <svg:title/>
          <svg:desc/>
        </draw:frame>
        <draw:connector draw:type="line" svg:x1="2.06154in" svg:y1="3.81538in" svg:x2="3.13846in" svg:y2="3.81538in" draw:id="id70" draw:style-name="a491" draw:name="Straight Connector 12">
          <svg:title/>
          <svg:desc/>
        </draw:connector>
      </draw:page>
      <draw:page draw:name="Slide11" draw:style-name="a492" draw:master-page-name="Master1-Layout2-obj-Title-and-Content" presentation:presentation-page-layout-name="Master1-PPL2" draw:id="Slide-266">
        <draw:frame draw:id="id71" draw:style-name="a493" draw:name="Picture 10" svg:x="4.78795in" svg:y="2.79963in" svg:width="6.17795in" svg:height="1.58355in" style:rel-width="scale" style:rel-height="scale">
          <draw:image xlink:href="media/image2.png" xlink:type="simple" xlink:show="embed" xlink:actuate="onLoad"/>
          <svg:title/>
          <svg:desc/>
        </draw:frame>
        <draw:custom-shape svg:width="0.54967in" svg:height="2.2333in" draw:id="id72" draw:style-name="a496" draw:transform="translate(-0.27483in -1.11665in) rotate(-4.71239) translate(7.51412in 2.59791in)" draw:name="Right Brace 6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73" draw:style-name="a500" draw:name="TextBox 6" svg:x="6.72544in" svg:y="1.62038in" svg:width="1.60396in" svg:height="0.50488in">
          <draw:text-box>
            <text:p text:style-name="a499" text:class-names="" text:cond-style-name=""><text:span text:style-name="a497" text:class-names="">datos</text:span><text:span text:style-name="a498" text:class-names=""/></text:p>
          </draw:text-box>
          <svg:title/>
          <svg:desc/>
        </draw:frame>
        <draw:custom-shape svg:width="0.54967in" svg:height="1.60396in" draw:id="id74" draw:style-name="a503" draw:transform="translate(-0.27483in -0.80198in) rotate(-1.5708) translate(9.28107in 4.10835in)" draw:name="Right Brace 6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75" draw:style-name="a507" draw:name="TextBox 8" svg:x="8.47909in" svg:y="4.6073in" svg:width="1.60396in" svg:height="0.50488in">
          <draw:text-box>
            <text:p text:style-name="a506" text:class-names="" text:cond-style-name=""><text:span text:style-name="a504" text:class-names="">plano</text:span><text:span text:style-name="a505" text:class-names=""/></text:p>
          </draw:text-box>
          <svg:title/>
          <svg:desc/>
        </draw:frame>
        <draw:custom-shape svg:width="0.945in" svg:height="0.43307in" draw:id="id76" draw:style-name="a510" draw:transform="translate(-0.4725in -0.21653in) rotate(-3.14159) translate(5.0725in 4.06332in)" draw:name="Right Brace 6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77" draw:style-name="a514" draw:name="TextBox 14" svg:x="2.76614in" svg:y="3.60892in" svg:width="1.60396in" svg:height="0.50488in">
          <draw:text-box>
            <text:p text:style-name="a513" text:class-names="" text:cond-style-name=""><text:span text:style-name="a511" text:class-names="">geometría</text:span><text:span text:style-name="a5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90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6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6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6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6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/6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/6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/6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6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6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/6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6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/6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06-10T00:28:13Z</dc:date>
    <meta:editing-cycles>30</meta:editing-cycles>
    <meta:editing-duration>PT1162078S</meta:editing-duration>
    <meta:document-statistic meta:paragraph-count="6" meta:word-count="11"/>
  </office:meta>
</office:document-meta>
</file>